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2FAA8C77B8E276B5F77.png" manifest:media-type="image/png"/>
  <manifest:file-entry manifest:full-path="Pictures/1000020100000762000005895576A4C016BF5AB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Light" svg:font-family="'Ubuntu Light'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shrink-to-fit" style:shrink-to-fit="true" fo:min-height="9.20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651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651cm" fo:padding-top="0.254cm" fo:padding-bottom="0.254cm" fo:padding-left="0.254cm" fo:padding-right="0.254cm" fo:wrap-option="wrap"/>
    </style:style>
    <style:style style:name="pr4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9.207cm" fo:padding-top="0.254cm" fo:padding-bottom="0.254cm" fo:padding-left="0.254cm" fo:padding-right="0.254cm" fo:wrap-option="wrap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956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651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abece7" style:text-line-through-style="none" style:text-line-through-type="none" style:text-position="0% 100%" style:font-name="Ubuntu Medium" fo:font-size="21pt" fo:letter-spacing="normal" fo:font-style="normal" style:text-underline-style="none" fo:font-weight="normal" style:font-name-asian="Ubuntu Medium" style:font-size-asian="21pt" style:font-style-asian="normal" style:font-weight-asian="normal" style:font-name-complex="Ubuntu Medium" style:font-size-complex="2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27pt" fo:letter-spacing="normal" fo:font-style="normal" style:text-underline-style="none" fo:font-weight="bold" style:font-name-asian="Ubuntu" style:font-size-asian="27pt" style:font-style-asian="normal" style:font-weight-asian="bold" style:font-name-complex="Ubuntu" style:font-size-complex="2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 Medium" fo:font-size="16pt" fo:letter-spacing="normal" fo:font-style="normal" style:text-underline-style="none" fo:font-weight="normal" style:font-name-asian="Ubuntu Medium" style:font-size-asian="16pt" style:font-style-asian="normal" style:font-weight-asian="normal" style:font-name-complex="Ubuntu Medium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 Light" fo:font-size="16pt" fo:letter-spacing="normal" fo:font-style="normal" style:text-underline-style="none" fo:font-weight="normal" style:font-name-asian="Ubuntu Light" style:font-size-asian="16pt" style:font-style-asian="normal" style:font-weight-asian="normal" style:font-name-complex="Ubuntu Light" style:font-size-complex="16pt" style:font-style-complex="normal" style:font-weight-complex="normal"/>
    </style:style>
    <style:style style:name="T5" style:family="text">
      <style:text-properties fo:font-variant="normal" fo:text-transform="none" fo:color="#1f3845" style:text-line-through-style="none" style:text-line-through-type="none" style:text-position="0% 100%" style:font-name="Ubuntu Medium" fo:font-size="14pt" fo:letter-spacing="normal" fo:font-style="normal" style:text-underline-style="none" fo:font-weight="normal" style:font-name-asian="Ubuntu Medium" style:font-size-asian="14pt" style:font-style-asian="normal" style:font-weight-asian="normal" style:font-name-complex="Ubuntu Medium" style:font-size-complex="1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Ubuntu Light" fo:font-size="15pt" fo:letter-spacing="normal" fo:font-style="italic" style:text-underline-style="none" fo:font-weight="normal" style:font-name-asian="Ubuntu Light" style:font-size-asian="15pt" style:font-style-asian="italic" style:font-weight-asian="normal" style:font-name-complex="Ubuntu Light" style:font-size-complex="15pt" style:font-style-complex="italic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Ubuntu Light" fo:font-size="15pt" fo:letter-spacing="normal" fo:font-style="italic" style:text-underline-style="solid" style:text-underline-width="auto" style:text-underline-color="font-color" fo:font-weight="normal" style:font-name-asian="Ubuntu Light" style:font-size-asian="15pt" style:font-style-asian="italic" style:font-weight-asian="normal" style:font-name-complex="Ubuntu Light" style:font-size-complex="15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normal" style:text-underline-style="none" fo:font-weight="bold" style:font-name-asian="Ubuntu" style:font-size-asian="28pt" style:font-style-asian="normal" style:font-weight-asian="bold" style:font-name-complex="Ubuntu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f38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f38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f384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ttoniocl&#10;cainotis@usp.br&#10;" draw:style-name="dp1" draw:master-page-name="TITLE" presentation:presentation-page-layout-name="AL1T0">
        <draw:frame draw:name="Google Shape;127;p17" presentation:style-name="pr1" draw:text-style-name="P2" draw:layer="layout" svg:width="18.399cm" svg:height="2.222cm" svg:x="6.808cm" svg:y="6.747cm" presentation:class="subtitle" presentation:user-transformed="true">
          <draw:text-box>
            <text:p text:style-name="P1"><text:span text:style-name="T1">Cronograma</text:span></text:p>
          </draw:text-box>
        </draw:frame>
        <draw:frame draw:name="Google Shape;128;p17" presentation:style-name="pr2" draw:text-style-name="P3" draw:layer="layout" svg:width="18.399cm" svg:height="2.814cm" svg:x="6.808cm" svg:y="3.932cm" presentation:class="title" presentation:user-transformed="true">
          <draw:text-box>
            <text:p text:style-name="P1"><text:span text:style-name="T2">CTEDS - Projeto Final</text:span></text:p>
          </draw:text-box>
        </draw:frame>
        <draw:frame draw:name="Google Shape;129;p17" presentation:style-name="pr3" draw:text-style-name="P5" draw:layer="layout" svg:width="3.78cm" svg:height="2.364cm" svg:x="6.86cm" svg:y="10.957cm" presentation:class="title" presentation:user-transformed="true">
          <draw:text-box>
            <text:p text:style-name="P4"><text:span text:style-name="T3">Aluno 01:</text:span><text:span text:style-name="T3"><text:line-break/></text:span><text:span text:style-name="T3">Aluno 02:</text:span></text:p>
          </draw:text-box>
        </draw:frame>
        <draw:frame draw:name="Google Shape;130;p17" presentation:style-name="pr3" draw:text-style-name="P5" draw:layer="layout" svg:width="7.642cm" svg:height="2.364cm" svg:x="10.641cm" svg:y="10.957cm" presentation:class="title" presentation:user-transformed="true">
          <draw:text-box>
            <text:p text:style-name="P6"><text:span text:style-name="T4">Antônio Lima</text:span><text:span text:style-name="T4"><text:line-break/></text:span><text:span text:style-name="T4">Cainã Setti</text:span></text:p>
          </draw:text-box>
        </draw:frame>
        <draw:frame draw:name="Google Shape;131;p17" presentation:style-name="pr4" draw:text-style-name="P7" draw:layer="layout" svg:width="7.421cm" svg:height="0.898cm" svg:x="17.383cm" svg:y="14.37cm" presentation:class="subtitle" presentation:user-transformed="true">
          <draw:text-box>
            <text:p text:style-name="P4"><text:span text:style-name="T5">16 de Junho de 2022</text:span></text:p>
          </draw:text-box>
        </draw:frame>
        <draw:frame draw:name="Google Shape;132;p17" presentation:style-name="pr3" draw:text-style-name="P9" draw:layer="layout" svg:width="6.519cm" svg:height="2.364cm" svg:x="18.285cm" svg:y="10.957cm" presentation:class="title" presentation:user-transformed="true">
          <draw:text-box>
            <text:p text:style-name="P8"><text:span text:style-name="T6">anttoniocl</text:span><text:span text:style-name="T7"><text:a xlink:href="mailto:email@dominio.br" xlink:type="simple">@</text:a></text:span><text:span text:style-name="T7"><text:a xlink:href="mailto:email@dominio.br" xlink:type="simple">yahoo.com</text:a></text:span><text:span text:style-name="T7"><text:line-break/></text:span><text:span text:style-name="T6">cainotis@usp.br</text:span><text:span text:style-name="T6"><text:line-break/></text:span><text:span text:style-name="T6"/></text:p>
          </draw:text-box>
        </draw:frame>
        <presentation:notes draw:style-name="dp2">
          <draw:page-thumbnail draw:name="Google Shape;124;g1356ae5156f_51_14:notes" draw:style-name="gr1" draw:layer="layout" svg:width="15.239cm" svg:height="9.524cm" svg:x="1.906cm" svg:y="1.905cm" draw:page-number="1" presentation:class="page"/>
          <draw:frame draw:name="Google Shape;125;g1356ae5156f_51_14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nograma" draw:style-name="dp1" draw:master-page-name="TITLE_5f_AND_5f_BODY" presentation:presentation-page-layout-name="AL2T1">
        <draw:frame draw:name="Google Shape;137;p18" presentation:style-name="pr6" draw:text-style-name="P12" draw:layer="layout" svg:width="23.667cm" svg:height="10.543cm" svg:x="0.866cm" svg:y="3.557cm" presentation:class="outline" presentation:user-transformed="true">
          <draw:text-box>
            <text:list text:style-name="L5">
              <text:list-item>
                <text:p text:style-name="P11"><text:span text:style-name="T8">Fazer o modelo e a comunicação do banco de dados e aprender a fazer a interface por meio do tutorial sobre WPF</text:span></text:p>
              </text:list-item>
              <text:list-item>
                <text:p text:style-name="P11"><text:span text:style-name="T8">Fazer a interface do sistema</text:span></text:p>
              </text:list-item>
              <text:list-item>
                <text:p text:style-name="P11"><text:span text:style-name="T8">Fazer a comunicação da interface com o sistema</text:span></text:p>
              </text:list-item>
              <text:list-item>
                <text:p text:style-name="P11"><text:span text:style-name="T8">Elaborar os documentos finais do projeto</text:span></text:p>
              </text:list-item>
              <text:list-item>
                <text:p text:style-name="P11"><text:span text:style-name="T8">Revisar e finalizar o projeto</text:span></text:p>
              </text:list-item>
            </text:list>
          </draw:text-box>
        </draw:frame>
        <draw:frame draw:name="Google Shape;138;p18" presentation:style-name="pr7" draw:text-style-name="P13" draw:layer="layout" svg:width="21.358cm" svg:height="1.767cm" svg:x="3.175cm" svg:y="0.612cm" presentation:class="title" presentation:user-transformed="true">
          <draw:text-box>
            <text:p text:style-name="P6"><text:span text:style-name="T9">Cronograma</text:span></text:p>
          </draw:text-box>
        </draw:frame>
        <presentation:notes draw:style-name="dp2">
          <draw:page-thumbnail draw:name="Google Shape;134;g1356ae5156f_51_183:notes" draw:style-name="gr1" draw:layer="layout" svg:width="15.239cm" svg:height="9.524cm" svg:x="1.906cm" svg:y="1.905cm" draw:page-number="2" presentation:class="page"/>
          <draw:frame draw:name="Google Shape;135;g1356ae5156f_51_183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Light" svg:font-family="'Ubuntu Light'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7eff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0e3c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707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1f384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e7eff7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50e3c2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707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.17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f384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MT2" style:family="text">
      <style:text-properties fo:font-variant="normal" fo:text-transform="none" fo:color="#f6fffd" style:text-line-through-style="none" style:text-line-through-type="none" style:text-position="0% 100%" style:font-name="Ubuntu" fo:font-size="25pt" fo:letter-spacing="normal" fo:font-style="normal" style:text-underline-style="none" fo:font-weight="bold" style:font-name-asian="Ubuntu" style:font-size-asian="25pt" style:font-style-asian="normal" style:font-weight-asian="bold" style:font-name-complex="Ubuntu" style:font-size-complex="25pt" style:font-style-complex="normal" style:font-weight-complex="bold"/>
    </style:style>
    <style:style style:name="MT3" style:family="text">
      <style:text-properties fo:font-variant="normal" fo:text-transform="none" fo:color="#abece7" style:text-line-through-style="none" style:text-line-through-type="none" style:text-position="0% 100%" style:font-name="Ubuntu" fo:font-size="9pt" fo:letter-spacing="normal" fo:font-style="normal" style:text-underline-style="none" fo:font-weight="bold" style:font-name-asian="Ubuntu" style:font-size-asian="9pt" style:font-style-asian="normal" style:font-weight-asian="bold" style:font-name-complex="Ubuntu" style:font-size-complex="9pt" style:font-style-complex="normal" style:font-weight-complex="bold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6" draw:layer="backgroundobjects" svg:width="3.631cm" svg:height="2.364cm" svg:x="0.925cm" svg:y="2.115cm">
        <text:p text:style-name="MP5"><text:span text:style-name="MT1">🤖 📰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7" draw:layer="backgroundobjects" svg:width="5.015cm" svg:height="16.48cm" svg:x="1.016cm" svg:y="-0.3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8" draw:layer="backgroundobjects" svg:width="25.833cm" svg:height="5.954cm" svg:x="-0.201cm" svg:y="3.4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2" draw:style-name="Mgr6" draw:text-style-name="MP10" draw:layer="backgroundobjects" svg:width="4.452cm" svg:height="3.398cm" svg:x="0.874cm" svg:y="5.924cm">
        <text:p text:style-name="MP5"><text:span text:style-name="MT2">CTEDS</text:span></text:p>
        <text:p text:style-name="MP9"><text:span text:style-name="MT3">Capacitação Tecnológica em Engenharia</text:span><text:span text:style-name="MT3"><text:line-break/></text:span><text:span text:style-name="MT3">e Desenvolvimento de Softwar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2" draw:style-name="Mgr7" draw:text-style-name="MP11" draw:layer="backgroundobjects" svg:width="5.015cm" svg:height="4.71cm" svg:x="0.369cm" svg:y="1.2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draw:style-name="Mgr8" draw:text-style-name="MP12" draw:layer="backgroundobjects" svg:width="5.404cm" svg:height="4.051cm" svg:x="0.174cm" svg:y="1.543cm">
        <draw:image xlink:href="Pictures/1000020100000762000005895576A4C016BF5ABD.png" xlink:type="simple" xlink:show="embed" xlink:actuate="onLoad">
          <text:p/>
        </draw:image>
      </draw:frame>
      <draw:frame draw:name="Google Shape;17;p2" presentation:style-name="TITLE-title" draw:layer="backgroundobjects" svg:width="18.399cm" svg:height="2.814cm" svg:x="6.808cm" svg:y="3.932cm" presentation:class="title" presentation:placeholder="true" presentation:user-transformed="true">
        <draw:text-box/>
      </draw:frame>
      <draw:frame draw:name="Google Shape;18;p2" presentation:style-name="TITLE-title" draw:layer="backgroundobjects" svg:width="5.104cm" svg:height="2.364cm" svg:x="6.383cm" svg:y="10.957cm" presentation:class="title" presentation:placeholder="true" presentation:user-transformed="true">
        <draw:text-box/>
      </draw:frame>
      <draw:frame draw:name="Google Shape;19;p2" presentation:style-name="TITLE-title" draw:layer="backgroundobjects" svg:width="6.796cm" svg:height="2.364cm" svg:x="11.488cm" svg:y="10.957cm" presentation:class="title" presentation:placeholder="true" presentation:user-transformed="true">
        <draw:text-box/>
      </draw:frame>
      <draw:frame draw:name="Google Shape;21;p2" presentation:style-name="TITLE-title" draw:layer="backgroundobjects" svg:width="6.519cm" svg:height="2.364cm" svg:x="18.285cm" svg:y="10.957cm" presentation:class="title" presentation:placeholder="true" presentation:user-transformed="true">
        <draw:text-box/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9;p4" draw:style-name="Mgr5" draw:text-style-name="MP8" draw:layer="backgroundobjects" svg:width="25.687cm" svg:height="2.767cm" svg:x="-0.109cm" svg:y="-0.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4" draw:style-name="Mgr4" draw:text-style-name="MP7" draw:layer="backgroundobjects" svg:width="1.523cm" svg:height="1.59cm" svg:x="-0.109cm" svg:y="-0.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4" presentation:style-name="TITLE_5f_AND_5f_BODY-outline1" draw:layer="backgroundobjects" svg:width="23.667cm" svg:height="10.543cm" svg:x="0.866cm" svg:y="3.557cm" presentation:class="outline" presentation:placeholder="true" presentation:user-transformed="true">
        <draw:text-box/>
      </draw:frame>
      <draw:frame draw:name="Google Shape;32;p4" presentation:style-name="Mpr3" draw:text-style-name="MP14" draw:layer="backgroundobjects" svg:width="1.523cm" svg:height="1.214cm" svg:x="23.453cm" svg:y="14.09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Google Shape;33;p4" presentation:style-name="TITLE_5f_AND_5f_BODY-title" draw:layer="backgroundobjects" svg:width="21.358cm" svg:height="1.767cm" svg:x="3.175cm" svg:y="0.612cm" presentation:class="title" presentation:placeholder="true" presentation:user-transformed="true">
        <draw:text-box/>
      </draw:frame>
      <draw:custom-shape draw:name="Google Shape;34;p4" draw:style-name="Mgr7" draw:text-style-name="MP11" draw:layer="backgroundobjects" svg:width="2.413cm" svg:height="2.455cm" svg:x="0.364cm" svg:y="0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4" draw:style-name="Mgr8" draw:text-style-name="MP12" draw:layer="backgroundobjects" svg:width="2.205cm" svg:height="2.187cm" svg:x="0.468cm" svg:y="0.88cm">
        <draw:image xlink:href="Pictures/1000020100000300000002FAA8C77B8E276B5F77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5.239cm" svg:height="9.524cm" svg:x="1.90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6.0.5.2$Linux_X86_64 LibreOffice_project/</meta:generator>
  </office:meta>
</office:document-meta>
</file>